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🧱 Étape 1 — Plan des fonctionnalités "brutes"</text:h>
      <text:p text:style-name="Text_20_body">Voici un plan fonctionnel clair qu’on peut suivre :</text:p>
      <text:h text:style-name="Heading_20_3" text:outline-level="3">👥 Authentification (Firebase)</text:h>
      <text:list text:style-name="L1">
        <text:list-item>
          <text:p text:style-name="P1">Inscription avec rôle : <text:span text:style-name="Source_20_Text">élève</text:span>, <text:span text:style-name="Source_20_Text">parent</text:span>, <text:span text:style-name="Source_20_Text">prof</text:span></text:p>
        </text:list-item>
        <text:list-item>
          <text:p text:style-name="P1">Connexion / Déconnexion</text:p>
        </text:list-item>
        <text:list-item>
          <text:p text:style-name="P1">Restriction d’accès aux routes par rôle</text:p>
        </text:list-item>
        <text:list-item>
          <text:p text:style-name="P1">Création automatique des documents Firestore à l’inscription</text:p>
        </text:list-item>
      </text:list>
      <text:p text:style-name="Horizontal_20_Line"/>
      <text:h text:style-name="Heading_20_3" text:outline-level="3">🧑‍🎓 Élève</text:h>
      <text:list text:style-name="L2">
        <text:list-item>
          <text:p text:style-name="P2">Voir et modifier son profil</text:p>
        </text:list-item>
        <text:list-item>
          <text:p text:style-name="P2">Rechercher un professeur (filtrage simple)</text:p>
        </text:list-item>
        <text:list-item>
          <text:p text:style-name="P2">Voir ses cours réservés</text:p>
        </text:list-item>
        <text:list-item>
          <text:p text:style-name="P2">Laisser un avis</text:p>
        </text:list-item>
      </text:list>
      <text:p text:style-name="Horizontal_20_Line"/>
      <text:h text:style-name="Heading_20_3" text:outline-level="3">👨‍👩‍👧 Parent</text:h>
      <text:list text:style-name="L3">
        <text:list-item>
          <text:p text:style-name="P3">Ajouter un ou plusieurs enfants</text:p>
        </text:list-item>
        <text:list-item>
          <text:p text:style-name="P3">Réserver des cours pour un enfant</text:p>
        </text:list-item>
        <text:list-item>
          <text:p text:style-name="P3">Voir le suivi des enfants</text:p>
        </text:list-item>
        <text:list-item>
          <text:p text:style-name="P3">Paiement (mock dans un premier temps)</text:p>
        </text:list-item>
      </text:list>
      <text:p text:style-name="Horizontal_20_Line"/>
      <text:h text:style-name="Heading_20_3" text:outline-level="3">👩‍🏫 Professeur</text:h>
      <text:list text:style-name="L4">
        <text:list-item>
          <text:p text:style-name="P4">Compléter son profil (bio, matières, dispo)</text:p>
        </text:list-item>
        <text:list-item>
          <text:p text:style-name="P4">Voir ses demandes de cours</text:p>
        </text:list-item>
        <text:list-item>
          <text:p text:style-name="P4">Accepter/refuser un cours</text:p>
        </text:list-item>
        <text:list-item>
          <text:p text:style-name="P4">Voir ses revenus (plus tard)</text:p>
        </text:list-item>
      </text:list>
      <text:p text:style-name="Horizontal_20_Line"/>
      <text:h text:style-name="Heading_20_3" text:outline-level="3">📅 Cours (Lessons)</text:h>
      <text:list text:style-name="L5">
        <text:list-item>
          <text:p text:style-name="P5">Réserver un cours (élève/parent → prof)</text:p>
        </text:list-item>
        <text:list-item>
          <text:p text:style-name="P5">Voir son planning (profs &amp; élèves)</text:p>
        </text:list-item>
        <text:list-item>
          <text:p text:style-name="P5">Statut d’un cours : <text:span text:style-name="Source_20_Text">en attente</text:span>, <text:span text:style-name="Source_20_Text">confirmé</text:span>, <text:span text:style-name="Source_20_Text">terminé</text:span></text:p>
        </text:list-item>
      </text:list>
      <text:p text:style-name="Horizontal_20_Line"><text:soft-page-break/></text:p>
      <text:h text:style-name="Heading_20_3" text:outline-level="3">💬 Messagerie (plus tard)</text:h>
      <text:list text:style-name="L6">
        <text:list-item>
          <text:p text:style-name="P6">Messagerie de base (optionnelle à ce stade)</text:p>
        </text:list-item>
        <text:list-item>
          <text:p text:style-name="P6">Notification (à ajouter après MVP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7-26T04:37:19.155000000</meta:creation-date>
    <dc:date>2025-07-26T04:38:59.598000000</dc:date>
    <meta:editing-duration>PT1M41S</meta:editing-duration>
    <meta:editing-cycles>1</meta:editing-cycles>
    <meta:document-statistic meta:table-count="0" meta:image-count="0" meta:object-count="0" meta:page-count="2" meta:paragraph-count="29" meta:word-count="166" meta:character-count="933" meta:non-whitespace-character-count="816"/>
    <meta:generator>LibreOffice/7.5.4.2$Windows_X86_64 LibreOffice_project/36ccfdc35048b057fd9854c757a8b67ec53977b6</meta:generator>
  </office:meta>
</office:document-meta>
</file>